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106cm"/>
    </style:style>
    <style:style style:name="Tableau1.B" style:family="table-column">
      <style:table-column-properties style:column-width="11.906cm"/>
    </style:style>
    <style:style style:name="Tableau1.A1" style:family="table-cell">
      <style:table-cell-properties fo:padding="0.049cm" fo:border="0.002cm solid #000000"/>
    </style:style>
    <style:style style:name="Tableau1.A3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list-style-name="List_20_1"/>
    <style:style style:name="P4" style:family="paragraph" style:parent-style-name="Text_20_body" style:list-style-name="Numbering_20_1"/>
    <style:style style:name="T1" style:family="text">
      <style:text-properties style:text-underline-style="solid" style:text-underline-width="auto" style:text-underline-color="font-color"/>
    </style:style>
    <style:style style:name="T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h text:style-name="Heading_20_3" text:outline-level="3">Création d'un script utilisable par wsh</text:h>
      <text:p text:style-name="Text_20_body">Les exemples présentés dans ce chapitre peuvent être exécuté par le programme wsh. Ce programme, exécutable dans un contexte dynacase, permet de réaliser des traitements sur les documents dans un contexte donné.</text:p>
      <text:p text:style-name="Text_20_body">wsh exécute des programmes placés dans le répertoire "API" de votre serveur.</text:p>
      <text:p text:style-name="Text_20_body">Un programme wsh à a sa disposition la variable $action permettant d'accéder au contexte d'utilisation. Ce programme peut aussi utiliser la class apiUsage afin de contrôler ces paramètre d'entrée.</text:p>
      <text:p text:style-name="Text_20_body">Pour tester ces exemples, il faut copier/coller le code PHP dans un fichier (ex: test.php) et l'enregistrer dans le dossier ”&lt;context_root&gt;/API”.</text:p>
      <text:p text:style-name="Text_20_body">Cette commande donne la liste des fonctions de l'API disponible : </text:p>
      <text:p text:style-name="Preformatted_20_Text">./wsh.php --listapi</text:p>
      <text:p text:style-name="Text_20_body">Cette commande permet d'exécuter une fonction de l'API comme votre fichier de test : </text:p>
      <text:p text:style-name="Preformatted_20_Text">./wsh.php --api=test</text:p>
      <text:p text:style-name="Text_20_body">Pour plus d'informations sur l'utilisation des fonctions WSH, il faut se reporter au chapitre wsh.</text:p>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action-&gt;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text:soft-pag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p>
      <text:p text:style-name="Preformatted_20_Text">...<text:line-break/> <text:s/>[52] =&gt; us_idgroup<text:line-break/> <text:s/>[53] =&gt; us_service<text:line-break/> <text:s/>[54] =&gt; us_idservice<text:line-break/> <text:s/>)<text:line-break/> }<text:line-break/></text:p>
      <text:p text:style-name="Text_20_body">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action-&gt;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text:soft-page-break/>objets n'auraien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usage</text:span> <text:span text:style-name="symbol0_5f_php">=</text:span> <text:span text:style-name="keyword1_5f_php">new</text:span> ApiUsage<text:span text:style-name="symbol0_5f_php">();</text:span></text:p>
      <text:p text:style-name="Preformatted_20_Text"><text:span text:style-name="regexp0_5f_php">$usage</text:span><text:span text:style-name="symbol0_5f_php">-&gt;</text:span>setText<text:span text:style-name="symbol0_5f_php">(</text:span><text:span text:style-name="string_5f_php">"Test documents "</text:span><text:span text:style-name="symbol0_5f_php">);</text:span></text:p>
      <text:p text:style-name="Preformatted_20_Text"><text:span text:style-name="string_5f_php">$docid = </text:span><text:span text:style-name="regexp0_5f_php">$usage</text:span><text:span text:style-name="symbol0_5f_php">-&gt;</text:span>addNeeded<text:span text:style-name="symbol0_5f_php">(</text:span><text:span text:style-name="string_5f_php">"docid"</text:span><text:span text:style-name="symbol0_5f_php">,</text:span> <text:span text:style-name="string_5f_php">"the document id to test"</text:span><text:span text:style-name="symbol0_5f_php">);</text:span></text:p>
      <text:p text:style-name="Preformatted_20_Text"><text:span text:style-name="regexp0_5f_php">$usage</text:span><text:span text:style-name="symbol0_5f_php">-&gt;</text:span>verify<text:span text:style-name="symbol0_5f_php">();</text:span></text:p>
      <text:p text:style-name="Preformatted_20_Text"><text:span text:style-name="symbol0_5f_php"/></text:p>
      <text:p text:style-name="Preformatted_20_Text"><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text:p>
      <text:p text:style-name="Preformatted_20_Text"><text:s text:c="2"/><text:span text:style-name="comment0_5f_php">// le document est valide//</text:span></text:p>
      <text:p text:style-name="Preformatted_20_Text"><text:s/><text:span text:style-name="symbol0_5f_php">}</text:span> <text:span text:style-name="keyword0_5f_php">else</text:span> <text:span text:style-name="keyword0_5f_php">if</text:span> <text:span text:style-name="symbol0_5f_php">(</text:span><text:span text:style-name="regexp0_5f_php">$doc</text:span><text:span text:style-name="symbol0_5f_php">-&gt;</text:span>isAffected<text:span text:style-name="symbol0_5f_php">())</text:span> <text:span text:style-name="symbol0_5f_php">{</text:span></text:p>
      <text:p text:style-name="Preformatted_20_Text"><text:s text:c="2"/><text:span text:style-name="comment0_5f_php">// le document existe mais n'est pas vivant =&gt; c'est un zombie//</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e document 38922 n'existe pas//</text:span></text:p>
      <text:p text:style-name="Preformatted_20_Text"><text:s/><text:span text:style-name="symbol0_5f_php">}</text:span></text:p>
      <text:p text:style-name="Preformatted_20_Text"/>
      <text:p text:style-name="Text_20_body">La class apiUsage<text:note text:id="ftn1" text:note-class="footnote"><text:note-citation>1</text:note-citation><text:note-body><text:p text:style-name="Footnote">Se reporter au site http://api.dynacase.org pour plus de précisions</text:p></text:note-body></text:note> permet de contrôler les arguments d'un programme wsh.</text:p>
      <text:p text:style-name="Standard"/>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806871381" text:style-name="List_20_1">
        <text:list-item>
          <text:p text:style-name="P3">celle du paramètre nommé “Name_of_the_parameter” </text:p>
        </text:list-item>
        <text:list-item>
          <text:p text:style-name="P3">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368456462" text:style-name="Numbering_20_1">
        <text:list-item>
          <text:p text:style-name="P4">les propriétés : présentent pour tout document <text:note text:id="ftn2" text:note-class="footnote"><text:note-citation>2</text:note-citation><text:note-body><text:p text:style-name="Footnote">ce sont les attributs de la classe Doc</text:p></text:note-body></text:note></text:p>
        </text:list-item>
        <text:list-item>
          <text:p text:style-name="P4">les attributs : définis pour une classe de document et hérités par les classes dérivées.</text:p>
        </text:list-item>
      </text:list>
      <text:h text:style-name="Heading_20_4" text:outline-level="4"><text:bookmark-start text:name="les_proprietes_remarquables"/>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ext:soft-page-break/>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ext:soft-page-break/>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row>
          <table:table-cell table:style-name="Tableau1.A32" office:value-type="string">
            <text:p text:style-name="P2">fulltext </text:p>
          </table:table-cell>
          <table:table-cell table:style-name="Tableau1.A32" office:value-type="string">
            <text:p text:style-name="P1">vectorisation des attributs </text:p>
          </table:table-cell>
        </table:table-row>
        <table:table-row>
          <table:table-cell table:style-name="Tableau1.A32" office:value-type="string">
            <text:p text:style-name="P2">svalues </text:p>
          </table:table-cell>
          <table:table-cell table:style-name="Tableau1.A32" office:value-type="string">
            <text:p text:style-name="P1">concaténation des valeurs des attributs recherchable (hors image/password/idoc) </text:p>
          </table:table-cell>
        </table:table-row>
      </table:table>
      <text:p text:style-name="Text_20_body"/>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action-&gt;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text:soft-pag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action-&gt;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oc = new_Doc("",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text:soft-pag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action-&gt;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uniquement dans l'objet document. La modification effective en base de données est faite par l'appel à la méthode DbObj::store().</text:p>
      <text:p text:style-name="Preformatted_20_Text">include_once("FDL/Class.Doc.php");<text:line-break/><text:line-break/>$dbaccess=$action-&gt;getParam("FREEDOM_DB");<text:line-break/>$doc = new_Doc($dbaccess,38922);<text:line-break/>if ($doc-&gt;isAlive()) {<text:line-break/> <text:s/>$doc-&gt;setValue("US_ROLE","responsable développement logiciel");<text:line-break/> <text:s/>$err = $doc-&gt;stor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text:soft-pag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action-&gt;getParam("FREEDOM_DB");<text:line-break/>$doc = new_Doc($dbaccess,38922);<text:line-break/>if ($doc-&gt;isAlive()) {<text:line-break/> <text:s/>$doc-&gt;deleteValue("US_ROLE"); //// suppression du rôle//<text:line-break/> <text:s/>$err = $doc-&gt;stor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action-&gt;getParam(</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tore(<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text:soft-page-break/></text:p>
      <text:p text:style-name="Text_20_body">La méthode doc::store() vérifie les contraintes<text:note text:id="ftn3" text:note-class="footnote"><text:note-citation>3</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text:span><text:span text:style-name="symbol0_5f_php"><text:span text:style-name="T2">store</text:span></text:span><text:span text:style-name="symbol0_5f_php">(</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action-&gt;getParam("FREEDOM_DB");<text:line-break/><text:line-break/>$doc = new_Doc($dbaccess,38922);<text:line-break/><text:line-break/>if ($doc-&gt;isAlive()) {<text:line-break/> <text:s/>$copy = $doc-&gt;copy();<text:line-break/> <text:s/>if (! is_object($copy)) {<text:line-break/> <text:s text:c="3"/>// erreur pendant la copie//<text:line-break/><text:soft-pag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store()</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4" text:note-class="footnote"><text:note-citation>4</text:note-citation><text:note-body><text:p text:style-name="Footnote">ce n'est pas génant en soi… dynacase tout est dans tout et réciproquement</text:p></text:note-body></text:note>. Si on veut les référencer<text:note text:id="ftn5" text:note-class="footnote"><text:note-citation>5</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text:soft-page-break/>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9-15T11:04:07</dc:date>
    <meta:editing-duration>PT8H35M44S</meta:editing-duration>
    <meta:editing-cycles>25</meta:editing-cycles>
    <meta:generator>LibreOffice/3.3$Linux LibreOffice_project/330m19$Build-301</meta:generator>
    <meta:document-statistic meta:table-count="1" meta:image-count="0" meta:object-count="0" meta:page-count="11" meta:paragraph-count="231" meta:word-count="2703" meta:character-count="19374"/>
  </office:meta>
</office:document-meta>
</file>